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132">
      <style:table-cell-properties fo:background-color="#ffff00" style:text-align-source="fix" style:repeat-content="false" fo:border="0.74pt solid #000000"/>
      <style:paragraph-properties fo:text-align="center" fo:margin-left="0in"/>
      <style:text-properties fo:font-size="15pt" style:font-size-asian="15pt" style:font-size-complex="15pt"/>
    </style:style>
    <style:style style:name="ce2" style:family="table-cell" style:parent-style-name="Default" style:data-style-name="N132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4" style:family="table-cell" style:parent-style-name="Default" style:data-style-name="N132">
      <style:table-cell-properties fo:background-color="#ffff00" style:text-align-source="fix" style:repeat-content="false" fo:border="0.74pt solid #000000"/>
      <style:paragraph-properties fo:text-align="center" fo:margin-left="0in"/>
      <style:text-properties fo:color="#000000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6" table:default-cell-style-name="ce2"/>
        <table:table-row table:style-name="ro1">
          <table:table-cell table:style-name="ce1" office:value-type="string" calcext:value-type="string">
            <text:p>scaling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augment</text:p>
          </table:table-cell>
          <table:table-cell table:style-name="ce1" office:value-type="string" calcext:value-type="string">
            <text:p>drop outlier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rmse</text:p>
          </table:table-cell>
          <table:table-cell table:style-name="ce4" office:value-type="string" calcext:value-type="string">
            <text:p>mse</text:p>
          </table:table-cell>
          <table:table-cell table:style-name="ce4" office:value-type="string" calcext:value-type="string">
            <text:p>mae</text:p>
          </table:table-cell>
          <table:table-cell table:style-name="ce4" office:value-type="string" calcext:value-type="string">
            <text:p>relative</text:p>
          </table:table-cell>
          <table:table-cell table:style-name="ce4" office:value-type="string" calcext:value-type="string">
            <text:p>corr</text:p>
          </table:table-cell>
          <table:table-cell table:style-name="ce4" office:value-type="string" calcext:value-type="string">
            <text:p>r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DT</text:p>
          </table:table-cell>
          <table:table-cell office:value-type="float" office:value="0.00709322082332462" calcext:value-type="float">
            <text:p>0.00709</text:p>
          </table:table-cell>
          <table:table-cell office:value-type="float" office:value="0.000050313781648446" calcext:value-type="float">
            <text:p>0.00005</text:p>
          </table:table-cell>
          <table:table-cell office:value-type="float" office:value="0.00493153616793349" calcext:value-type="float">
            <text:p>0.00493</text:p>
          </table:table-cell>
          <table:table-cell office:value-type="float" office:value="-0.0114" calcext:value-type="float">
            <text:p>-0.01140</text:p>
          </table:table-cell>
          <table:table-cell office:value-type="float" office:value="0.93" calcext:value-type="float">
            <text:p>0.93000</text:p>
          </table:table-cell>
          <table:table-cell office:value-type="float" office:value="0.86" calcext:value-type="float">
            <text:p>0.860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RF</text:p>
          </table:table-cell>
          <table:table-cell office:value-type="float" office:value="0.00518072759529816" calcext:value-type="float">
            <text:p>0.00518</text:p>
          </table:table-cell>
          <table:table-cell office:value-type="float" office:value="0.0000268399384166839" calcext:value-type="float">
            <text:p>0.00003</text:p>
          </table:table-cell>
          <table:table-cell office:value-type="float" office:value="0.00358748317406051" calcext:value-type="float">
            <text:p>0.00359</text:p>
          </table:table-cell>
          <table:table-cell office:value-type="float" office:value="-0.00835757343392757" calcext:value-type="float">
            <text:p>-0.00836</text:p>
          </table:table-cell>
          <table:table-cell office:value-type="float" office:value="0.96" calcext:value-type="float">
            <text:p>0.96000</text:p>
          </table:table-cell>
          <table:table-cell office:value-type="float" office:value="0.927430541465392" calcext:value-type="float">
            <text:p>0.927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ExtraTree</text:p>
          </table:table-cell>
          <table:table-cell office:value-type="float" office:value="0.00387576596002324" calcext:value-type="float">
            <text:p>0.00388</text:p>
          </table:table-cell>
          <table:table-cell office:value-type="float" office:value="0.0000150215617768749" calcext:value-type="float">
            <text:p>0.00002</text:p>
          </table:table-cell>
          <table:table-cell office:value-type="float" office:value="0.00260118378162337" calcext:value-type="float">
            <text:p>0.00260</text:p>
          </table:table-cell>
          <table:table-cell office:value-type="float" office:value="-0.00606907809307998" calcext:value-type="float">
            <text:p>-0.00607</text:p>
          </table:table-cell>
          <table:table-cell office:value-type="float" office:value="0.97971585395216" calcext:value-type="float">
            <text:p>0.97972</text:p>
          </table:table-cell>
          <table:table-cell office:value-type="float" office:value="0.959384906642917" calcext:value-type="float">
            <text:p>0.95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KNN</text:p>
          </table:table-cell>
          <table:table-cell office:value-type="float" office:value="0.00413723354420322" calcext:value-type="float">
            <text:p>0.00414</text:p>
          </table:table-cell>
          <table:table-cell office:value-type="float" office:value="0.0000171167013992803" calcext:value-type="float">
            <text:p>0.00002</text:p>
          </table:table-cell>
          <table:table-cell office:value-type="float" office:value="0.00296721900724162" calcext:value-type="float">
            <text:p>0.00297</text:p>
          </table:table-cell>
          <table:table-cell office:value-type="float" office:value="-0.00694063708975812" calcext:value-type="float">
            <text:p>-0.00694</text:p>
          </table:table-cell>
          <table:table-cell office:value-type="float" office:value="0.977590890951159" calcext:value-type="float">
            <text:p>0.97759</text:p>
          </table:table-cell>
          <table:table-cell office:value-type="float" office:value="0.953720096776667" calcext:value-type="float">
            <text:p>0.953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MLP</text:p>
          </table:table-cell>
          <table:table-cell office:value-type="float" office:value="0.022969949861145" calcext:value-type="float">
            <text:p>0.02297</text:p>
          </table:table-cell>
          <table:table-cell office:value-type="float" office:value="0.000527618596623514" calcext:value-type="float">
            <text:p>0.00053</text:p>
          </table:table-cell>
          <table:table-cell office:value-type="float" office:value="0.0176826912867856" calcext:value-type="float">
            <text:p>0.01768</text:p>
          </table:table-cell>
          <table:table-cell office:value-type="float" office:value="-0.0421252412387774" calcext:value-type="float">
            <text:p>-0.04213</text:p>
          </table:table-cell>
          <table:table-cell office:value-type="float" office:value="-0.872218419248969" calcext:value-type="float">
            <text:p>-0.87222</text:p>
          </table:table-cell>
          <table:table-cell office:value-type="float" office:value="-0.426567947933795" calcext:value-type="float">
            <text:p>-0.426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score</text:p>
          </table:table-cell>
          <table:table-cell office:value-type="string" calcext:value-type="string">
            <text:p>ds1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3" office:value-type="boolean" office:boolean-value="true" calcext:value-type="boolean">
            <text:p>TRUE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4">
      <number:number number:decimal-places="3" number:min-decimal-places="3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16:00:00.094211505</meta:creation-date>
    <dc:date>2023-02-02T16:21:59.425986504</dc:date>
    <meta:editing-duration>PT11M48S</meta:editing-duration>
    <meta:editing-cycles>2</meta:editing-cycles>
    <meta:generator>LibreOffice/7.3.7.2$Linux_X86_64 LibreOffice_project/30$Build-2</meta:generator>
    <meta:document-statistic meta:table-count="1" meta:cell-count="94" meta:object-count="0"/>
  </office:meta>
</office:document-meta>
</file>